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711a" draw:textarea-horizontal-align="justify" draw:textarea-vertical-align="middle" draw:auto-grow-height="false" fo:min-height="2.042cm" fo:min-width="3.822cm"/>
    </style:style>
    <style:style style:name="gr2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7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9" style:family="graphic" style:parent-style-name="standard">
      <style:graphic-properties draw:fill-color="#7477b8" draw:textarea-horizontal-align="justify" draw:textarea-vertical-align="middle" draw:auto-grow-height="false" fo:min-height="7.393cm" fo:min-width="4.314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3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ba131a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8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1.659cm"/>
    </style:style>
    <style:style style:name="P1" style:family="paragraph">
      <loext:graphic-properties draw:fill-color="#d4711a"/>
      <style:paragraph-properties fo:text-align="center"/>
    </style:style>
    <style:style style:name="P2" style:family="paragraph">
      <loext:graphic-properties draw:fill-color="#006c3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da7d8"/>
      <style:paragraph-properties fo:text-align="center"/>
      <style:text-properties style:font-name="Times New Roman"/>
    </style:style>
    <style:style style:name="P6" style:family="paragraph">
      <loext:graphic-properties draw:fill-color="#ba131a"/>
      <style:paragraph-properties fo:text-align="center"/>
      <style:text-properties style:font-name="Times New Roman"/>
    </style:style>
    <style:style style:name="P7" style:family="paragraph">
      <style:paragraph-properties fo:text-align="center"/>
      <style:text-properties style:font-name="Times New Roman"/>
    </style:style>
    <style:style style:name="P8" style:family="paragraph">
      <loext:graphic-properties draw:fill-color="#7477b8"/>
      <style:paragraph-properties fo:text-align="center"/>
    </style:style>
    <style:style style:name="P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ba131a"/>
      <style:paragraph-properties fo:text-align="center"/>
    </style:style>
    <style:style style:name="P11" style:family="paragraph">
      <style:text-properties style:font-name="Times NewRoman"/>
    </style:style>
    <style:style style:name="P12" style:family="paragraph">
      <loext:graphic-properties draw:fill="none" draw:fill-color="#ffffff"/>
      <style:text-properties style:font-name="Times NewRoman"/>
    </style:style>
    <style:style style:name="P13" style:family="paragraph">
      <loext:graphic-properties draw:fill-color="#adc5e7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cm" svg:height="2.54cm" svg:x="1.635cm" svg:y="1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1.143cm" svg:x="1.763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928cm" svg:y1="1.382cm" svg:x2="3.922cm" svg:y2="17.764cm">
          <text:p/>
        </draw:line>
        <draw:custom-shape draw:style-name="gr4" draw:text-style-name="P5" draw:layer="layout" svg:width="3.937cm" svg:height="0.762cm" svg:x="1.991cm" svg:y="1.777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2.879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4.079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6.28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7.48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89cm" svg:y="5.153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.972cm" svg:y="16.484cm">
          <text:p text:style-name="P4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8.555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6.2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7.4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9.6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0.8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1.956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9.6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0.8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3.0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4.2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.99cm" svg:y="15.457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3.083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4.283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223cm" svg:height="8.89cm" svg:x="6.97cm" svg:y="4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712cm" svg:y1="5.743cm" svg:x2="7.712cm" svg:y2="12.195cm">
          <text:p/>
        </draw:line>
        <draw:line draw:style-name="gr3" draw:text-style-name="P3" draw:layer="layout" svg:x1="7.586cm" svg:y1="8.791cm" svg:x2="12.411cm" svg:y2="6.251cm">
          <text:p/>
        </draw:line>
        <draw:line draw:style-name="gr3" draw:text-style-name="P3" draw:layer="layout" svg:x1="12.412cm" svg:y1="5.743cm" svg:x2="12.412cm" svg:y2="12.195cm">
          <text:p/>
        </draw:line>
        <draw:line draw:style-name="gr3" draw:text-style-name="P3" draw:layer="layout" svg:x1="7.712cm" svg:y1="9.426cm" svg:x2="12.411cm" svg:y2="11.712cm">
          <text:p/>
        </draw:line>
        <draw:line draw:style-name="gr3" draw:text-style-name="P3" draw:layer="layout" svg:x1="7.712cm" svg:y1="12.22cm" svg:x2="12.411cm" svg:y2="12.22cm">
          <text:p/>
        </draw:line>
        <draw:line draw:style-name="gr3" draw:text-style-name="P3" draw:layer="layout" svg:x1="9.998cm" svg:y1="12.22cm" svg:x2="9.998cm" svg:y2="13.744cm">
          <text:p/>
        </draw:line>
        <draw:line draw:style-name="gr3" draw:text-style-name="P3" draw:layer="layout" svg:x1="7.712cm" svg:y1="5.743cm" svg:x2="12.386cm" svg:y2="5.743cm">
          <text:p/>
        </draw:line>
        <draw:line draw:style-name="gr3" draw:text-style-name="P3" draw:layer="layout" svg:x1="9.998cm" svg:y1="4.727cm" svg:x2="9.998cm" svg:y2="5.744cm">
          <text:p/>
        </draw:line>
        <draw:custom-shape draw:style-name="gr8" draw:text-style-name="P7" draw:layer="layout" svg:width="2.794cm" svg:height="0.889cm" svg:x="8.655cm" svg:y="5.362cm">
          <text:p text:style-name="P4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794cm" svg:height="0.889cm" svg:x="8.655cm" svg:y="11.762cm">
          <text:p text:style-name="P4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8.163cm" svg:x="14.267cm" svg:y="4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907cm" svg:y1="4.727cm" svg:x2="16.934cm" svg:y2="13.363cm">
          <text:p/>
        </draw:line>
        <draw:custom-shape draw:style-name="gr5" draw:text-style-name="P6" draw:layer="layout" svg:width="3.937cm" svg:height="0.762cm" svg:x="14.902cm" svg:y="5.87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7.013cm"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4.902cm" svg:y="8.156cm">
          <text:p text:style-name="P4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9.271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10.414cm"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4.902cm" svg:y="11.557cm">
          <text:p text:style-name="P4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914cm" svg:height="0.986cm" svg:x="7.234cm" svg:y="8.256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2.135cm" svg:y="11.435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14cm" svg:height="0.986cm" svg:x="11.904cm" svg:y="10.98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667cm" svg:height="1.651cm" draw:transform="rotate (-1.07582095092931) translate (9.447cm 6.3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0" draw:layer="layout" svg:width="2.667cm" svg:height="1.651cm" draw:transform="rotate (1.06203284983855) translate (8.847cm 11.2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2" draw:layer="layout" svg:width="1.397cm" svg:height="0.954cm" svg:x="8.948cm" svg:y="7.386cm">
          <draw:text-box>
            <text:p text:style-name="P11"><text:span text:style-name="T3">F</text:span></text:p>
          </draw:text-box>
        </draw:frame>
        <draw:frame draw:style-name="gr14" draw:text-style-name="P12" draw:layer="layout" svg:width="1.397cm" svg:height="0.954cm" svg:x="9.637cm" svg:y="9.999cm">
          <draw:text-box>
            <text:p text:style-name="P11"><text:span text:style-name="T3">G</text:span></text:p>
          </draw:text-box>
        </draw:frame>
        <draw:custom-shape draw:style-name="gr15" draw:text-style-name="P10" draw:layer="layout" svg:width="0.381cm" svg:height="0.508cm" draw:transform="rotate (2.10696147300755) translate (10.849cm 7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381cm" svg:height="0.508cm" draw:transform="rotate (-3.1394982584874) translate (7.911cm 11.1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381cm" svg:height="0.508cm" draw:transform="rotate (-2.09893295844838) translate (8.972cm 9.8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2.794cm" svg:height="0.762cm" svg:x="6.97cm" svg:y="4.311cm">
          <text:p text:style-name="P4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159cm" svg:height="0.762cm" svg:x="14.209cm" svg:y="4.692cm">
          <text:p text:style-name="P4"><text:span text:style-name="T1">F,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8:52:33.248177776</meta:creation-date>
    <dc:date>2019-04-25T15:48:01.798835551</dc:date>
    <meta:editing-duration>PT25M58S</meta:editing-duration>
    <meta:editing-cycles>2</meta:editing-cycles>
    <meta:generator>LibreOffice/6.0.7.3$Linux_X86_64 LibreOffice_project/00m0$Build-3</meta:generator>
    <meta:document-statistic meta:object-count="54"/>
  </office:meta>
</office:document-meta>
</file>